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fo:color="#5bae42" style:font-name="Arial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fo:color="#5bae42"/>
    </style:style>
    <style:style style:name="T2" style:family="text">
      <style:text-properties fo:color="#3838f0"/>
    </style:style>
    <style:style style:name="T3" style:family="text">
      <style:text-properties style:use-window-font-color="tru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b8" style:background-transparency="0%" fo:padding="0.0591in" fo:border="0.0138in solid #3838f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11in" svg:y="0.0043in" svg:width="3.9563in" draw:z-index="0"><draw:text-box fo:min-height="2.2945in"><text:p text:style-name="P4">CUSTOMER</text:p><text:p text:style-name="P2"/><text:p text:style-name="P5"><text:span text:style-name="T2">P</text:span><text:tab/>USER_ID<text:tab/><text:span text:style-name="T1">NUMBER</text:span></text:p><text:p text:style-name="P5"><text:span text:style-name="T2">U</text:span><text:tab/>USERNAME<text:tab/><text:span text:style-name="T1">VARCHAR2(50)</text:span></text:p><text:p text:style-name="P5"><text:tab/>PASSWORD<text:tab/><text:span text:style-name="T1">VARCHAR2(50)</text:span></text:p><text:p text:style-name="P5"><text:tab/>FIRST_NAME<text:tab/><text:span text:style-name="T1">VARCHAR2(100)</text:span></text:p><text:p text:style-name="P5"><text:tab/>LAST_NAME<text:tab/><text:span text:style-name="T1">VARCHAR2(100)</text:span></text:p><text:p text:style-name="P5"><text:tab/>EMAIL<text:tab/><text:span text:style-name="T1">VARCHAR2(150)</text:span></text:p><text:p text:style-name="P2"/><text:p text:style-name="P2"><text:tab/>(PK) USER_ID</text:p><text:p text:style-name="P2"><text:tab/>(U) USERNAME</text:p></draw:text-box></draw:frame><draw:frame draw:style-name="fr1" draw:name="Frame2" text:anchor-type="paragraph" svg:x="0.011in" svg:y="2.8583in" svg:width="3.9563in" draw:z-index="1"><draw:text-box fo:min-height="1.7445in"><text:p text:style-name="P4">CUSTOMER_ADDRESS</text:p><text:p text:style-name="P2"/><text:p text:style-name="P5"><text:span text:style-name="T2">P</text:span><text:tab/>ADDRESS_ID<text:tab/><text:span text:style-name="T1">NUMBER</text:span></text:p><text:p text:style-name="P5"><text:tab/>STREET_ADDRESS<text:tab/><text:span text:style-name="T1">VARCHAR2(255)</text:span></text:p><text:p text:style-name="P5"><text:tab/>CITY_ADDRESS<text:tab/><text:span text:style-name="T1">VARCHAR2(255)</text:span></text:p><text:p text:style-name="P5"><text:tab/>ZIP_ADDRESS<text:tab/><text:span text:style-name="T1">VARCHAR2(255)</text:span></text:p><text:p text:style-name="P5"><text:tab/>STATE_ADDRESS<text:tab/><text:span text:style-name="T1">VARCHAR2(255)</text:span></text:p><text:p text:style-name="P5"><text:span text:style-name="T2">F</text:span><text:span text:style-name="T3"><text:tab/>CUSTOMER_ID</text:span><text:span text:style-name="T1"><text:tab/>NUMBER</text:span></text:p><text:p text:style-name="P2"/><text:p text:style-name="P2"><text:tab/>(PK) ADDRESS_ID</text:p><text:p text:style-name="P2"><text:tab/>(FK) CUSTOMER_ID</text:p></draw:text-box></draw:frame><draw:frame draw:style-name="fr1" draw:name="Frame3" text:anchor-type="paragraph" svg:x="-0.002in" svg:y="5.5957in" svg:width="3.9563in" draw:z-index="2"><draw:text-box fo:min-height="1.7681in"><text:p text:style-name="P4">INVENTORY</text:p><text:p text:style-name="P2"/><text:p text:style-name="P5"><text:span text:style-name="T2">P</text:span><text:tab/>ITEM_ID<text:tab/><text:span text:style-name="T1">NUMBER</text:span></text:p><text:p text:style-name="P5"><text:tab/>SUPPLIER_PRICE<text:tab/><text:span text:style-name="T1">NUMBER</text:span></text:p><text:p text:style-name="P5"><text:tab/>SALES_PRICE<text:tab/><text:span text:style-name="T1">NUMBER</text:span></text:p><text:p text:style-name="P5"><text:span text:style-name="T1"><text:tab/></text:span><text:span text:style-name="T3">DESCRIPTION</text:span><text:span text:style-name="T1"><text:tab/>VARCHAR2(1023)</text:span></text:p><text:p text:style-name="P2"/><text:p text:style-name="P2"><text:tab/>(PK) ITEM_ID</text:p></draw:text-box></draw:frame><draw:frame draw:style-name="fr1" draw:name="Frame4" text:anchor-type="paragraph" svg:x="-0.0083in" svg:y="8.1583in" svg:width="3.9563in" draw:z-index="3"><draw:text-box fo:min-height="2.3055in"><text:p text:style-name="P4">SALES_ORDER</text:p><text:p text:style-name="P2"/><text:p text:style-name="P6"><text:span text:style-name="T2">P</text:span><text:tab/>ORDER_ID<text:tab/><text:span text:style-name="T1">NUMBER</text:span></text:p><text:p text:style-name="P6"><text:tab/>DATE_SUBMITTED<text:tab/><text:span text:style-name="T1">NUMBER</text:span></text:p><text:p text:style-name="P6"><text:span text:style-name="T1"><text:tab/></text:span><text:span text:style-name="T3">EVENT_DATE</text:span><text:span text:style-name="T1"><text:tab/>NUMBER</text:span></text:p><text:p text:style-name="P6"><text:tab/>PAYMENT<text:tab/><text:span text:style-name="T1">NUMBER</text:span></text:p><text:p text:style-name="P6"><text:span text:style-name="T2">F</text:span><text:span text:style-name="T3"><text:tab/>CUSTOMER_ID</text:span><text:span text:style-name="T1"><text:tab/>NUMBER</text:span></text:p><text:p text:style-name="P6"><text:span text:style-name="T2">F</text:span><text:span text:style-name="T1"><text:tab/></text:span><text:span text:style-name="T3">BILLING_ADDRESS_ID</text:span><text:span text:style-name="T1"><text:tab/>NUMBER<text:tab/></text:span></text:p><text:p text:style-name="P6"><text:span text:style-name="T2">F</text:span><text:span text:style-name="T3"><text:tab/>EVENT_ADDRESS_ID</text:span><text:span text:style-name="T1"><text:tab/>NUMBER<text:tab/></text:span></text:p><text:p text:style-name="P3"/><text:p text:style-name="P3"><text:tab/>(PK) ORDER_ID</text:p><text:p text:style-name="P3"><text:tab/>(FK) CUSTOMER_ID</text:p><text:p text:style-name="P3"><text:tab/>(FK) BILLING_ADDRESS_ID</text:p><text:p text:style-name="P3"><text:tab/>(FK) EVENT_ADDRESS_ID</text:p></draw:text-box></draw:frame><draw:frame draw:style-name="fr1" draw:name="Frame5" text:anchor-type="paragraph" svg:x="0.0311in" svg:y="11.5862in" svg:width="3.9563in" draw:z-index="4"><draw:text-box fo:min-height="1.9071in"><text:p text:style-name="P4">INVOICE_ITEM</text:p><text:p text:style-name="P2"/><text:p text:style-name="P5"><text:span text:style-name="T2">P</text:span><text:tab/>INVOICE_ID<text:tab/><text:span text:style-name="T1">NUMBER</text:span></text:p><text:p text:style-name="P5"><text:span text:style-name="T2">F</text:span><text:span text:style-name="T1"><text:tab/></text:span><text:span text:style-name="T3">INVENTORY_ID</text:span><text:span text:style-name="T1"><text:tab/>NUMBER</text:span></text:p><text:p text:style-name="P5"><text:span text:style-name="T2">F</text:span><text:tab/>ORDER_ID<text:tab/><text:span text:style-name="T1">NUMBER</text:span></text:p><text:p text:style-name="P7"/><text:p text:style-name="P2"/><text:p text:style-name="P2"><text:tab/>(PK) INVOICE_ID</text:p><text:p text:style-name="P2"><text:tab/>(FK) INVENTORY_ID</text:p><text:p text:style-name="P2"><text:tab/>(FK) ORDER_ID</text:p></draw:text-box></draw:frame><draw:frame draw:style-name="fr1" draw:name="Frame6" text:anchor-type="paragraph" svg:x="0.0311in" svg:y="14.0402in" svg:width="3.9563in" draw:z-index="5"><draw:text-box fo:min-height="1.9071in"><text:p text:style-name="P4">PHONE_NUMBER</text:p><text:p text:style-name="P2"/><text:p text:style-name="P5"><text:span text:style-name="T2">P</text:span><text:tab/>PHONE_ID<text:tab/><text:span text:style-name="T1">NUMBER</text:span></text:p><text:p text:style-name="P5"><text:span text:style-name="T1"><text:tab/></text:span><text:span text:style-name="T3">PHONE_NUMBER</text:span><text:span text:style-name="T1"><text:tab/>NUMBER</text:span></text:p><text:p text:style-name="P5"><text:span text:style-name="T2">F</text:span><text:tab/>CUSTOMER_ID<text:tab/><text:span text:style-name="T1">NUMBER</text:span></text:p><text:p text:style-name="P7"/><text:p text:style-name="P2"/><text:p text:style-name="P2"><text:tab/>(PK) PHONE_ID</text:p><text:p text:style-name="P2"><text:tab/>(FK) CUSTOMER_I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in" fo:page-height="2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2T21:00:42.86</meta:creation-date>
    <dc:date>2021-01-13T12:41:43.39</dc:date>
    <meta:editing-duration>PT4H42M38S</meta:editing-duration>
    <meta:editing-cycles>24</meta:editing-cycles>
    <meta:generator>OpenOffice/4.1.7$Win32 OpenOffice.org_project/417m1$Build-9800</meta:generator>
    <meta:document-statistic meta:table-count="0" meta:image-count="0" meta:object-count="0" meta:page-count="1" meta:paragraph-count="49" meta:word-count="106" meta:character-count="919"/>
  </office:meta>
</office:document-meta>
</file>